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paragraph-properties fo:text-align="start" style:justify-single-word="false"/>
      <style:text-properties style:font-name="Times New Roman" fo:font-size="12pt" fo:font-weight="bold" style:font-size-asian="10.5pt" style:font-weight-asian="bold" style:font-weight-complex="bold"/>
    </style:style>
    <style:style style:name="P4" style:family="paragraph" style:parent-style-name="UrbanTitle2">
      <style:paragraph-properties fo:text-align="end" style:justify-single-word="false"/>
    </style:style>
    <style:style style:name="P5" style:family="paragraph" style:parent-style-name="UrbanTitle2">
      <style:paragraph-properties fo:text-align="end" style:justify-single-word="false"/>
    </style:style>
    <style:style style:name="P6" style:family="paragraph" style:parent-style-name="UrbanBody">
      <style:text-properties fo:font-weight="normal" style:font-weight-asian="normal" style:font-weight-complex="normal"/>
    </style:style>
    <style:style style:name="P7" style:family="paragraph" style:parent-style-name="UrbanBody">
      <style:text-properties fo:font-style="normal" style:font-style-asian="normal" style:font-style-complex="normal"/>
    </style:style>
    <style:style style:name="P8" style:family="paragraph" style:parent-style-name="UrbanBody" style:list-style-name="L2"/>
    <style:style style:name="P9" style:family="paragraph" style:parent-style-name="UrbanBody">
      <style:text-properties fo:font-weight="bold" style:font-weight-asian="bold" style:font-weight-complex="bold"/>
    </style:style>
    <style:style style:name="P10" style:family="paragraph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UrbanBody">
      <style:paragraph-properties fo:text-align="end" style:justify-single-word="false" fo:break-before="page"/>
    </style:style>
    <style:style style:name="P12" style:family="paragraph" style:parent-style-name="UrbanTitle3">
      <style:paragraph-properties fo:text-align="end" style:justify-single-word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4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list xml:id="list292086498" text:style-name="L2">
        <text:list-item>
          <text:p text:style-name="P8">vérifier si l'affiche jaune et la vue axonométrique sont bien placardées.</text:p>
        </text:list-item>
        <text:list-item>
          <text:p text:style-name="P8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P2">Date : <text:span text:style-name="T4"><text:text-input text:description="Date début d'enquête">tool.formatDate(urbanEventObj.getLinkedInquiry().getInvestigationStart())</text:text-input></text:span></text:p>
      <text:p text:style-name="P6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/><draw:control text:anchor-type="as-char" svg:y="-0.388cm" draw:z-index="2" draw:style-name="gr1" draw:text-style-name="P15" svg:width="0.449cm" svg:height="0.498cm" draw:control="control1"/>OUI <text:s text:c="2"/></text:p>
          </table:table-cell>
          <table:table-cell table:style-name="Tableau1.B1" office:value-type="string">
            <text:p text:style-name="P3"><text:s/><draw:control text:anchor-type="as-char" svg:y="-0.388cm" draw:z-index="3" draw:style-name="gr1" draw:text-style-name="P15" svg:width="0.449cm" svg:height="0.498cm" draw:control="control2"/>NON</text:p>
          </table:table-cell>
        </table:table-row>
        <table:table-row>
          <table:table-cell table:style-name="Tableau1.A2" office:value-type="string">
            <text:p text:style-name="P3"><text:s/><draw:control text:anchor-type="as-char" svg:y="-0.388cm" draw:z-index="4" draw:style-name="gr1" draw:text-style-name="P15" svg:width="0.449cm" svg:height="0.498cm" draw:control="control3"/>OUI <text:s text:c="2"/></text:p>
          </table:table-cell>
          <table:table-cell table:style-name="Tableau1.B2" office:value-type="string">
            <text:p text:style-name="P3"><text:s/><draw:control text:anchor-type="as-char" svg:y="-0.388cm" draw:z-index="5" draw:style-name="gr1" draw:text-style-name="P15" svg:width="0.449cm" svg:height="0.498cm" draw:control="control4"/>NON</text:p>
          </table:table-cell>
        </table:table-row>
      </table:table>
      <text:p text:style-name="P2"/>
      <text:p text:style-name="UrbanBody"><text:span text:style-name="T3">Remarques :</text:span></text:p>
      <text:p text:style-name="P10">L'agent traitant</text:p>
      <text:p text:style-name="P7"/>
      <text:p text:style-name="P11"><draw:frame draw:style-name="fr1" draw:name="Cadre2" text:anchor-type="paragraph" svg:x="-0.011cm" svg:y="-0.011cm" svg:width="7.13cm" svg:height="5.23cm" draw:z-index="6"><draw:text-box><text:p text:style-name="Standard"><office:annotation><dc:creator>sde </dc:creator><dc:date>2011-07-26T10:00:42</dc:date><text:p text:style-name="P14"><text:span text:style-name="T7">do text</text:span></text:p><text:p text:style-name="P14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3" text:anchor-type="paragraph" svg:x="7.796cm" svg:y="0.051cm" svg:width="8.511cm" svg:height="3.256cm" draw:z-index="7"><draw:text-box><text:p text:style-name="P4">A remettre dans la farde :</text:p><text:p text:style-name="P4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2"><office:annotation><dc:creator>sde </dc:creator><dc:date>2011-07-27T10:02:17</dc:date><text:p text:style-name="P13"><text:span text:style-name="T8">do text</text:span></text:p><text:p text:style-name="P13"><text:span text:style-name="T9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3">Objet :</text:span> ENQUÊTE PUBLIQUE</text:p>
      <text:p text:style-name="UrbanBody"/>
      <text:p text:style-name="UrbanBody"><office:annotation><dc:creator>Gauthier Bastien</dc:creator><dc:date>2011-02-16T16:12:24</dc:date><text:p text:style-name="P13"><text:span text:style-name="T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3"><text:span text:style-name="T6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UrbanBody"/>
      <text:p text:style-name="UrbanBody"><text:span text:style-name="T3">Lieu : </text:span><text:text-input text:description="Situation des travaux">self.getWorkLocationSignaletic()</text:text-input></text:p>
      <text:p text:style-name="UrbanBody"/>
      <text:p text:style-name="UrbanBody"><text:span text:style-name="T3">Référence cadastrale :</text:span> <text:text-input text:description="Bien-Parcelles">self.getPortionOutsText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12">Le responsable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8-11T15:56:51</dc:date>
    <dc:creator>sde </dc:creator>
    <meta:editing-duration>PT7H47M20S</meta:editing-duration>
    <meta:editing-cycles>45</meta:editing-cycles>
    <meta:generator>LibreOffice/3.3$Unix LibreOffice_project/330m19$Build-202</meta:generator>
    <meta:document-statistic meta:table-count="1" meta:image-count="0" meta:object-count="0" meta:page-count="2" meta:paragraph-count="40" meta:word-count="151" meta:character-count="1258"/>
  </office:meta>
</office:document-meta>
</file>